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67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" style:base-cell-address="Sheet1.G41"/>
    </style:style>
    <style:style style:name="ce8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1"/>
        <table:table-column table:style-name="co2" table:default-cell-style-name="ce5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Contestant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Week 3-1</text:p>
          </table:table-cell>
          <table:table-cell table:style-name="ce4" office:value-type="string" calcext:value-type="string">
            <text:p>Week 3-2</text:p>
          </table:table-cell>
          <table:table-cell office:value-type="string" calcext:value-type="string">
            <text:p>Week 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achelor</text:p>
          </table:table-cell>
          <table:table-cell office:value-type="string" calcext:value-type="string">
            <text:p>Alayah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Alexa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Deand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Hannah An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Jasmi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Kelley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Kelsey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Kiar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Lex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Madiso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Mykenn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Natasha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Sarah 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Savanna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Shian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Sydn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Tamm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Victoria F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The Bachelor</text:p>
          </table:table-cell>
          <table:table-cell office:value-type="string" calcext:value-type="string">
            <text:p>Victoria P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Brittan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Chelse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Dayou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Delvi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Geoffr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Marqui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Nanc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Sergi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Victoria C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Li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Morga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Anthon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S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Grayse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Elis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Salee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Avn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Reggi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Naim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Natali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Tyson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Danni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ophi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Jeremy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andra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Ben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Michel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Wendell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Adam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Yul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arah L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Amber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Rob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Pavarti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Kim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Denis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Tony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Nick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Ethan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2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G2:Sheet1.G20 Sheet1.G22:Sheet1.G23 Sheet1.C1:Sheet1.F1048576 Sheet1.G30:Sheet1.G40">
            <calcext:condition calcext:apply-style-name="ConditionalStyle_4" calcext:value="=&quot;X&quot;" calcext:base-cell-address="Sheet1.C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Sheet1.G41:Sheet1.G41">
            <calcext:condition calcext:apply-style-name="ConditionalStyle_3" calcext:value="=&quot;X&quot;" calcext:base-cell-address="Sheet1.G41"/>
          </calcext:conditional-format>
          <calcext:conditional-format calcext:target-range-address="Sheet1.C2:Sheet1.T5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" style:display-name="ConditionalStyle_4" style:family="table-cell" style:parent-style-name="Default">
      <style:table-cell-properties fo:background-color="#d0cece"/>
    </style:style>
    <style:style style:name="ConditionalStyle_5f_3" style:display-name="ConditionalStyle_3" style:family="table-cell" style:parent-style-name="Default">
      <style:table-cell-properties fo:background-color="#d0cec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Nagle, Maddie [USA]</meta:initial-creator>
    <meta:creation-date>2020-02-12T15:57:21</meta:creation-date>
    <dc:date>2020-02-14T17:56:20.696652916</dc:date>
    <meta:generator>LibreOffice/6.4.0.3$MacOSX_X86_64 LibreOffice_project/b0a288ab3d2d4774cb44b62f04d5d28733ac6df8</meta:generator>
    <meta:editing-duration>PT10M44S</meta:editing-duration>
    <meta:editing-cycles>2</meta:editing-cycles>
    <meta:document-statistic meta:table-count="1" meta:cell-count="4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